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596b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596b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596b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596b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596b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596b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596b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596b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596b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596b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596b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596b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596b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596b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596b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596b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596b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 Nora Valentina Salazar Ricard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8/2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462035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uis Alberto  Salazar Rodrig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994782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41.42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81" meta:non-whitespace-character-count="1010"/>
    <meta:template xlink:type="simple" xlink:actuate="onRequest" xlink:title="Normal" xlink:href=""/>
  </office:meta>
</office:document-meta>
</file>